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7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3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52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9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9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14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3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7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8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0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1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27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5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5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6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6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6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01:44:21.86792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1-03T13:51:29.461357832</dc:date>
    <meta:editing-duration>P71DT2H55M48S</meta:editing-duration>
    <meta:editing-cycles>1537</meta:editing-cycles>
    <meta:generator>LibreOffice/6.0.7.3$Linux_X86_64 LibreOffice_project/00m0$Build-3</meta:generator>
    <dc:creator>James Petts</dc:creator>
    <meta:document-statistic meta:table-count="3" meta:cell-count="4803" meta:object-count="0"/>
  </office:meta>
</office:document-meta>
</file>